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1f000" officeooo:paragraph-rsid="0001f000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13 烏嘛嘛</text:p>
        <text:p text:style-name="P1"/>
        <text:p text:style-name="P1">彼暗，</text:p>
        <text:p text:style-name="P1">Hit àm,</text:p>
        <text:p text:style-name="P1"/>
        <text:p text:style-name="P1">我覆佇阿母的胸坎咧欶奶，</text:p>
        <text:p text:style-name="P1">guá phak tī a-bú ê hing-khám teh suh ling,</text:p>
        <text:p text:style-name="P1"/>
        <text:p text:style-name="P1">雄雄一陣人行倚來，</text:p>
        <text:p text:style-name="P1">hiông-hiông tsi̍t tīn lâng kiânn uá--lâi,</text:p>
        <text:p text:style-name="P1"/>
        <text:p text:style-name="P1">嗤嗤呲呲。</text:p>
        <text:p text:style-name="P1">tshi tshi tshū tshū.</text:p>
        <text:p text:style-name="P1"/>
        <text:p text:style-name="P1">無張持，</text:p>
        <text:p text:style-name="P1">Bô-tiunn-tî,</text:p>
        <text:p text:style-name="P1"/>
        <text:p text:style-name="P1">一雙手共我抱起來，</text:p>
        <text:p text:style-name="P1">tsi̍t siang tshiú kā guá phō--khí-lâi,</text:p>
        <text:p text:style-name="P1"/>
        <text:p text:style-name="P1">我的喙猶是欶奶的喙型，</text:p>
        <text:p text:style-name="P1">guá ê tshuì iáu sī suh ling ê tshuì hîng,</text:p>
        <text:p text:style-name="P1"/>
        <text:p text:style-name="P1">喙角嘛猶津一滴阿母的奶水，</text:p>
        <text:p text:style-name="P1">tshuì-kak mā iáu tin tsi̍t tih a-bú ê ling-tsuí,</text:p>
        <text:p text:style-name="P1"/>
        <text:p text:style-name="P1">我就予人𤆬離開阿母燒烙的身軀邊。</text:p>
        <text:p text:style-name="P1">guá tō hōo lâng tshuā lī-khui a-bú sio-lō ê sin-khu-pinn.</text:p>
        <text:p text:style-name="P1"/>
        <text:p text:style-name="P1"/>
        <text:p text:style-name="P1"/>
        <text:p text:style-name="P1"/>
        <text:p text:style-name="P1">彼暗，</text:p>
        <text:p text:style-name="P1">Hit àm,</text:p>
        <text:p text:style-name="P1"/>
        <text:p text:style-name="P1">冷風hū-hū叫，</text:p>
        <text:p text:style-name="P1">líng-hong hū-hū-kiò,</text:p>
        <text:p text:style-name="P1"/>
        <text:p text:style-name="P1">我予人用一條索仔縛佇路邊的一欉樹仔跤，</text:p>
        <text:p text:style-name="P1">guá hōo lâng iōng tsi̍t tiâu soh-á pa̍k tī lōo-pinn ê tsi̍t tsâng tshiū-á-kha,</text:p>
        <text:p text:style-name="P1"/>
        <text:p text:style-name="P1">寒甲直直顫，</text:p>
        <text:p text:style-name="P1">kuânn kah ti̍t-ti̍t tsùn,</text:p>
        <text:p text:style-name="P1"/>
        <text:p text:style-name="P1">嘛驚甲毋敢睏，</text:p>
        <text:p text:style-name="P1">mā kiann kah m̄ kánn khùn,</text:p>
        <text:p text:style-name="P1"/>
        <text:p text:style-name="P1">大細聲哀。</text:p>
        <text:p text:style-name="P1">tuā-sè siann ai.</text:p>
        <text:p text:style-name="P1"/>
        <text:p text:style-name="P1">阿母無來救我，</text:p>
        <text:p text:style-name="P1">A-bú bô lâi kiù --guá,</text:p>
        <text:p text:style-name="P1"/>
        <text:p text:style-name="P1">嘛無人插我，</text:p>
        <text:p text:style-name="P1">mā bô lâng tshap --guá,</text:p>
        <text:p text:style-name="P1"/>
        <text:p text:style-name="P1">放我一个佇遐吼規暝。</text:p>
        <text:p text:style-name="P1">pàng guá tsi̍t ê tī hia háu kui mê.</text:p>
        <text:p text:style-name="P1"/>
        <text:p text:style-name="P1"/>
        <text:p text:style-name="P1"/>
        <text:p text:style-name="P1"/>
        <text:p text:style-name="P1">天拍殕仔光，</text:p>
        <text:p text:style-name="P1">Thinn phah-phú-á-kng,</text:p>
        <text:p text:style-name="P1"/>
        <text:p text:style-name="P1">我忝甲眯一下仔，</text:p>
        <text:p text:style-name="P1">guá thiám kah bî tsi̍t-ē-á,</text:p>
        <text:p text:style-name="P1"/>
        <text:p text:style-name="P1">就予人佮車的聲吵精神。</text:p>
        <text:p text:style-name="P1"><text:soft-page-break/>tō hōo lâng kah tshia ê siann tshá tsing-sîn.</text:p>
        <text:p text:style-name="P1"/>
        <text:p text:style-name="P1">目睭褫開，</text:p>
        <text:p text:style-name="P1">Ba̍k-tsiu thí--khui,</text:p>
        <text:p text:style-name="P1"/>
        <text:p text:style-name="P1">看著正爿是車路，</text:p>
        <text:p text:style-name="P1">khuànn-tio̍h tsiànn-pîng sī tshia-lōo,</text:p>
        <text:p text:style-name="P1"/>
        <text:p text:style-name="P1">倒爿是一个資源回收場。</text:p>
        <text:p text:style-name="P1">tò-pîng sī tsi̍t ê tsu-guân huê-siu-tiûnn.</text:p>
        <text:p text:style-name="P1"/>
        <text:p text:style-name="P1">亂操操的鐵籠仔疊甲懸懸懸，</text:p>
        <text:p text:style-name="P1">Luān-tshau-tshau ê thih láng-á thia̍p kah kuân-kuân-kuân,</text:p>
        <text:p text:style-name="P1"/>
        <text:p text:style-name="P1">lok-koh-sok-koh的物件鎮甲規四界，</text:p>
        <text:p text:style-name="P1">lok-koh-sok-koh ê mi̍h-kiānn tìn kah kui sì-kè,</text:p>
        <text:p text:style-name="P1"/>
        <text:p text:style-name="P1">不時閣有水對回收場流出來。</text:p>
        <text:p text:style-name="P1">put-sî koh ū tsuí uì huê-siu-tiûnn lâu --tshut-lâi.</text:p>
        <text:p text:style-name="P1"/>
        <text:p text:style-name="P1">四界澹糊糊，</text:p>
        <text:p text:style-name="P1">Sì-kè tâm-kôo-kôo,</text:p>
        <text:p text:style-name="P1"/>
        <text:p text:style-name="P1">予我感覺又閣寒又閣溼。</text:p>
        <text:p text:style-name="P1">hōo guá kám-kak iū-koh kuânn iū-koh sip.</text:p>
        <text:p text:style-name="P1"/>
        <text:p text:style-name="P1"/>
        <text:p text:style-name="P1"/>
        <text:p text:style-name="P1"/>
        <text:p text:style-name="P1">這馬敢是秋天？</text:p>
        <text:p text:style-name="P1">Tsit-má kám sī tshiu-thinn?</text:p>
        <text:p text:style-name="P1"/>
        <text:p text:style-name="P1">無，</text:p>
        <text:p text:style-name="P1">Bô,</text:p>
        <text:p text:style-name="P1"/>
        <text:p text:style-name="P1">跤邊哪會遮濟樹葉仔，</text:p>
        <text:p text:style-name="P1">kha pinn ná ē tsiah tsē tshiū-hio̍h-á,</text:p>
        <text:p text:style-name="P1"/>
        <text:p text:style-name="P1">攑頭一下看，</text:p>
        <text:p text:style-name="P1">gia̍h-thâu tsi̍t-ē khuànn,</text:p>
        <text:p text:style-name="P1"/>
        <text:p text:style-name="P1">樹仔頂的葉仔有影落甲欲了矣。</text:p>
        <text:p text:style-name="P1">tshiū-á-tíng ê hio̍h-á ū-iánn lak kah beh liáu --ah.</text:p>
        <text:p text:style-name="P1"/>
        <text:p text:style-name="P1">我徙過來、行過去，</text:p>
        <text:p text:style-name="P1">Guá suá kuè-lâi, kiânn kuè-khì,</text:p>
        <text:p text:style-name="P1"/>
        <text:p text:style-name="P1">彼條索仔予我袂當揣著焦鬆的所在通徛。</text:p>
        <text:p text:style-name="P1">hit tiâu soh-á hōo guá bē-tàng tshuē-tio̍h ta-sang ê sóo-tsāi thang khiā.</text:p>
        <text:p text:style-name="P1"/>
        <text:p text:style-name="P1">我足寒的，</text:p>
        <text:p text:style-name="P1">Guá tsiok kuânn --ê,</text:p>
        <text:p text:style-name="P1"/>
        <text:p text:style-name="P1">嘛足想阿母的。</text:p>
        <text:p text:style-name="P1">mā tsiok siūnn a-bú --ê.</text:p>
        <text:p text:style-name="P1"/>
        <text:p text:style-name="P1"/>
        <text:p text:style-name="P1"/>
        <text:p text:style-name="P1"/>
        <text:p text:style-name="P1">無偌久，</text:p>
        <text:p text:style-name="P1">Bô-guā-kú,</text:p>
        <text:p text:style-name="P1"/>
        <text:p text:style-name="P1">有一个縛毛尾仔、揹一个粉紅仔冊<text:soft-page-break/>揹仔的查某囡仔行來我的身軀邊，</text:p>
        <text:p text:style-name="P1">ū tsi̍t ê pa̍k mn̂g-bué-á, phāinn tsi̍t ê hún-âng-á tsheh-phāinn-á ê tsa-bóo gín-á kiânn lâi guá ê sin-khu-pinn,</text:p>
        <text:p text:style-name="P1"/>
        <text:p text:style-name="P1">跍落來摸我的頭。</text:p>
        <text:p text:style-name="P1">khû lo̍h-lâi bong guá ê thâu.</text:p>
        <text:p text:style-name="P1"/>
        <text:p text:style-name="P1">伊陪我耍一睏仔，</text:p>
        <text:p text:style-name="P1">I puê guá sńg tsi̍t-khùn-á,</text:p>
        <text:p text:style-name="P1"/>
        <text:p text:style-name="P1">就隨徛起來，</text:p>
        <text:p text:style-name="P1">tō suî khiā --khí-lâi,</text:p>
        <text:p text:style-name="P1"/>
        <text:p text:style-name="P1">行對人行道彼爿去，</text:p>
        <text:p text:style-name="P1">kiânn uì jîn-hîng-tō hit-pîng khì,</text:p>
        <text:p text:style-name="P1"/>
        <text:p text:style-name="P1">閣不時越頭來看我。</text:p>
        <text:p text:style-name="P1">koh put-sî ua̍t-thâu lâi khuànn --guá.</text:p>
        <text:p text:style-name="P1"/>
        <text:p text:style-name="P1"/>
        <text:p text:style-name="P1"/>
        <text:p text:style-name="P1"/>
        <text:p text:style-name="P1">自按呢，</text:p>
        <text:p text:style-name="P1">Tsū-án-ne,</text:p>
        <text:p text:style-name="P1"/>
        <text:p text:style-name="P1">我定定看著這个查某囡仔行對我遮過，</text:p>
        <text:p text:style-name="P1">guá tiānn-tiānn khuànn-tio̍h tsit ê tsa-bóo gín-á kiânn uì guá tsia kuè,</text:p>
        <text:p text:style-name="P1"/>
        <text:p text:style-name="P1">伊嘛攏會停落來佮我耍一下仔才離開。</text:p>
        <text:p text:style-name="P1">i mā lóng ē thîng --lo̍h-lâi kah guá sńg tsi̍t-ē-á tsiah lī-khui.</text:p>
        <text:p text:style-name="P1"/>
        <text:p text:style-name="P1">尾仔我才知影，</text:p>
        <text:p text:style-name="P1">Bué--á guá tsiah tsai-iánn,</text:p>
        <text:p text:style-name="P1"/>
        <text:p text:style-name="P1">伊是附近一間學校的小學生。</text:p>
        <text:p text:style-name="P1">i sī hù-kīn tsi̍t king ha̍k-hāu ê sió-ha̍k-sing.</text:p>
        <text:p text:style-name="P1"/>
        <text:p text:style-name="P1"/>
        <text:p text:style-name="P1"/>
        <text:p text:style-name="P1"/>
        <text:p text:style-name="P1">我的主人毋知是良心發現，</text:p>
        <text:p text:style-name="P1">Guá ê tsú-lâng m̄ tsai sī liông-sim huat-hiān,</text:p>
        <text:p text:style-name="P1"/>
        <text:p text:style-name="P1">抑是聽著我逐暝寒甲哼哼叫。</text:p>
        <text:p text:style-name="P1">ia̍h-sī thiann-tio̍h guá ta̍k mê kuânn kah hainn-hainn-kiò.</text:p>
        <text:p text:style-name="P1"/>
        <text:p text:style-name="P1">總算佇一擺寒流來進前，</text:p>
        <text:p text:style-name="P1">Tsóng-sǹg tī tsi̍t pái hân-liû lâi tsìn-tsîng,</text:p>
        <text:p text:style-name="P1"/>
        <text:p text:style-name="P1">替我釘一跤狗籠仔，</text:p>
        <text:p text:style-name="P1">thè guá tìng tsi̍t kha káu láng-á,</text:p>
        <text:p text:style-name="P1"/>
        <text:p text:style-name="P1">予我有一个睏會落眠的所在。</text:p>
        <text:p text:style-name="P1">hōo guá ū tsi̍t ê khùn ē lo̍h-bîn ê sóo-tsāi.</text:p>
        <text:p text:style-name="P1"/>
        <text:p text:style-name="P1"/>
        <text:p text:style-name="P1"/>
        <text:p text:style-name="P1"/>
        <text:p text:style-name="P1">雖然我覕佇籠仔內，</text:p>
        <text:p text:style-name="P1">Sui-jiân guá bih tī láng-<text:soft-page-break/>á-lāi,</text:p>
        <text:p text:style-name="P1"/>
        <text:p text:style-name="P1">毋過逐早起，</text:p>
        <text:p text:style-name="P1">m̄-koh ta̍k tsá-khí,</text:p>
        <text:p text:style-name="P1"/>
        <text:p text:style-name="P1">我攏會聽著彼个查某囡仔咧叫我：</text:p>
        <text:p text:style-name="P1">guá lóng ē thiann-tio̍h hit ê tsa-bóo gín-á teh kiò --guá:</text:p>
        <text:p text:style-name="P1"/>
        <text:p text:style-name="P1">「烏mà-mà。」</text:p>
        <text:p text:style-name="P1">“Oo-mà-mà.”</text:p>
        <text:p text:style-name="P1"/>
        <text:p text:style-name="P1">我就隨精神，</text:p>
        <text:p text:style-name="P1">guá tō suî tsing-sîn,</text:p>
        <text:p text:style-name="P1"/>
        <text:p text:style-name="P1">一直共搖尾，</text:p>
        <text:p text:style-name="P1">it-ti̍t kā iô bué,</text:p>
        <text:p text:style-name="P1"/>
        <text:p text:style-name="P1">一直舐伊的手。</text:p>
        <text:p text:style-name="P1">it-ti̍t tsīnn i ê tshiú.</text:p>
        <text:p text:style-name="P1"/>
        <text:p text:style-name="P1">我足愛伊佮我講話，</text:p>
        <text:p text:style-name="P1">Guá tsiok ài i kah guá kóng-uē,</text:p>
        <text:p text:style-name="P1"/>
        <text:p text:style-name="P1">摸我的耳仔佮下頦，</text:p>
        <text:p text:style-name="P1">bong guá ê hīnn-á kah ē-hâi,</text:p>
        <text:p text:style-name="P1"/>
        <text:p text:style-name="P1">因為按呢我才有予人惜、得人疼的感覺。</text:p>
        <text:p text:style-name="P1">in-uī án-ne guá tsiah ū hōo lâng sioh, tik lâng thiànn ê kám-kak.</text:p>
        <text:p text:style-name="P1"/>
        <text:p text:style-name="P1"/>
        <text:p text:style-name="P1"/>
        <text:p text:style-name="P1"/>
        <text:p text:style-name="P1">一段日子了後，</text:p>
        <text:p text:style-name="P1">Tsi̍t tuānn ji̍t-tsí liáu-āu,</text:p>
        <text:p text:style-name="P1"/>
        <text:p text:style-name="P1">彼个查某囡仔煞無閣再出現，</text:p>
        <text:p text:style-name="P1">hit ê tsa-bóo gín-á suah bô koh-tsài tshut-hiān,</text:p>
        <text:p text:style-name="P1"/>
        <text:p text:style-name="P1">我的孤單，</text:p>
        <text:p text:style-name="P1">guá ê koo-tuann,</text:p>
        <text:p text:style-name="P1"/>
        <text:p text:style-name="P1">化做一聲一聲的「啊嗚──啊嗚──。」</text:p>
        <text:p text:style-name="P1">huà-tsò tsi̍t siann tsi̍t siann ê “Ah onn──ah onn──.”</text:p>
        <text:p text:style-name="P1"/>
        <text:p text:style-name="P1">煞予主人罵講：</text:p>
        <text:p text:style-name="P1">suah hōo tsú-lâng mē kóng:</text:p>
        <text:p text:style-name="P1"/>
        <text:p text:style-name="P1">「予你籠仔睏，予你飼料食，猶閣烏白喈。」</text:p>
        <text:p text:style-name="P1">“Hōo lí láng-á khùn, hōo lí tshī-liāu tsia̍h, iáu-koh oo-pe̍h kainn. ”</text:p>
        <text:p text:style-name="P1"/>
        <text:p text:style-name="P1"/>
        <text:p text:style-name="P1"/>
        <text:p text:style-name="P1"/>
        <text:p text:style-name="P1">我掠主人金金看，</text:p>
        <text:p text:style-name="P1">Guá lia̍h tsú-lâng kim-kim-khuànn,</text:p>
        <text:p text:style-name="P1"/>
        <text:p text:style-name="P1">閣再「啊嗚──。」</text:p>
        <text:p text:style-name="P1">koh-tsài “Ah onn──.”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1:47:40.827361973</dc:date>
    <meta:editing-duration>PT1M2S</meta:editing-duration>
    <meta:editing-cycles>1</meta:editing-cycles>
    <meta:document-statistic meta:table-count="0" meta:image-count="0" meta:object-count="0" meta:page-count="4" meta:paragraph-count="148" meta:word-count="1159" meta:character-count="3257" meta:non-whitespace-character-count="2885"/>
    <meta:generator>LibreOffice/5.1.6.2$Linux_X86_64 LibreOffice_project/10m0$Build-2</meta:generator>
  </office:meta>
</office:document-meta>
</file>